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409" officeooo:paragraph-rsid="00121409"/>
    </style:style>
    <style:style style:name="P2" style:family="paragraph" style:parent-style-name="Standard">
      <style:text-properties fo:font-weight="bold" officeooo:rsid="00121409" officeooo:paragraph-rsid="00121409" style:font-weight-asian="bold" style:font-weight-complex="bold"/>
    </style:style>
    <style:style style:name="P3" style:family="paragraph" style:parent-style-name="Standard">
      <style:text-properties fo:color="#0066b3" fo:font-style="italic" fo:font-weight="bold" officeooo:rsid="00121409" officeooo:paragraph-rsid="00121409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</text:p>
      <text:p text:style-name="P3">Source code:</text:p>
      <text:p text:style-name="P1"/>
      <text:p text:style-name="P1">#include &lt;stdio.h&gt;</text:p>
      <text:p text:style-name="P1">#include &lt;stdlib.h&gt;</text:p>
      <text:p text:style-name="P1">int main()</text:p>
      <text:p text:style-name="P1">{</text:p>
      <text:p text:style-name="P1"><text:tab/>int i, output;</text:p>
      <text:p text:style-name="P1"><text:s/><text:tab/>int A[8] = { 0, 0, 0, 0,1,1,1,1 };</text:p>
      <text:p text:style-name="P1"><text:s/><text:tab/>int B[8] = { 0, 0, 1, 1,0,0,1,1 };</text:p>
      <text:p text:style-name="P1"><text:s/><text:tab/>int C[8] = { 0, 1, 0, 1,0,1,0,1 };</text:p>
      <text:p text:style-name="P1"/>
      <text:p text:style-name="P1"><text:s/><text:tab/>for (i = 0; i &lt; 8; i++) {</text:p>
      <text:p text:style-name="P1"><text:tab/>// using ‘&amp;&amp;’ Operator </text:p>
      <text:p text:style-name="P1"/>
      <text:p text:style-name="P1"><text:s/><text:tab/>output = A[i] * B[i] * C[i];</text:p>
      <text:p text:style-name="P1"><text:s/><text:tab/>printf("\n %d AND %d AND %d = %d",A[i], B[i],C[i], output);</text:p>
      <text:p text:style-name="P1"><text:s/></text:p>
      <text:p text:style-name="P1"><text:s/><text:tab/>}</text:p>
      <text:p text:style-name="P1">}</text:p>
      <text:p text:style-name="P1"/>
      <text:p text:style-name="P3">Output:</text:p>
      <text:p text:style-name="P1"/>
      <text:p text:style-name="P1"><text:s/>0 AND 0 AND 0 = 0</text:p>
      <text:p text:style-name="P1"><text:s/>0 AND 0 AND 1 = 0</text:p>
      <text:p text:style-name="P1"><text:s/>0 AND 1 AND 0 = 0</text:p>
      <text:p text:style-name="P1"><text:s/>0 AND 1 AND 1 = 0</text:p>
      <text:p text:style-name="P1"><text:s/>1 AND 0 AND 0 = 0</text:p>
      <text:p text:style-name="P1"><text:s/>1 AND 0 AND 1 = 0</text:p>
      <text:p text:style-name="P1"><text:s/>1 AND 1 AND 0 = 0</text:p>
      <text:p text:style-name="P1"><text:s/>1 AND 1 AND 1 =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estion 2</text:p>
      <text:p text:style-name="P3">Source code:</text:p>
      <text:p text:style-name="P1">#include &lt;stdio.h&gt;</text:p>
      <text:p text:style-name="P1"/>
      <text:p text:style-name="P1">int roman(int year){</text:p>
      <text:p text:style-name="P1"><text:tab/></text:p>
      <text:p text:style-name="P1"><text:tab/><text:tab/>if (year&gt;=1000)</text:p>
      <text:p text:style-name="P1"><text:tab/><text:tab/>{</text:p>
      <text:p text:style-name="P1"><text:tab/><text:tab/><text:tab/>printf("m");</text:p>
      <text:p text:style-name="P1"><text:tab/><text:tab/><text:tab/>roman(year-1000);</text:p>
      <text:p text:style-name="P1"><text:tab/><text:tab/>}</text:p>
      <text:p text:style-name="P1"><text:tab/><text:tab/>else if(year&gt;=500)</text:p>
      <text:p text:style-name="P1"><text:tab/><text:tab/>{</text:p>
      <text:p text:style-name="P1"><text:tab/><text:tab/><text:tab/>printf("d");</text:p>
      <text:p text:style-name="P1"><text:tab/><text:tab/><text:tab/>roman(year-500);</text:p>
      <text:p text:style-name="P1"><text:tab/><text:tab/>}</text:p>
      <text:p text:style-name="P1"/>
      <text:p text:style-name="P1"><text:tab/><text:tab/>else if(year&gt;=100)</text:p>
      <text:p text:style-name="P1"><text:tab/><text:tab/>{</text:p>
      <text:p text:style-name="P1"><text:tab/><text:tab/><text:tab/>printf("c");</text:p>
      <text:p text:style-name="P1"><text:tab/><text:tab/><text:tab/>roman(year-100);</text:p>
      <text:p text:style-name="P1"><text:tab/><text:tab/>}</text:p>
      <text:p text:style-name="P1"><text:tab/><text:tab/>else if(year&gt;=50){</text:p>
      <text:p text:style-name="P1"><text:tab/><text:tab/><text:tab/>printf("l");</text:p>
      <text:p text:style-name="P1"><text:tab/><text:tab/><text:tab/>roman(year-50);</text:p>
      <text:p text:style-name="P1"><text:tab/><text:tab/>}</text:p>
      <text:p text:style-name="P1"><text:tab/><text:tab/>else if(year&gt;=10){</text:p>
      <text:p text:style-name="P1"><text:tab/><text:tab/><text:tab/>printf("x");</text:p>
      <text:p text:style-name="P1"><text:tab/><text:tab/><text:tab/>roman(year-10);</text:p>
      <text:p text:style-name="P1"><text:tab/><text:tab/>}</text:p>
      <text:p text:style-name="P1"><text:tab/><text:tab/>else if(year&gt;=5){</text:p>
      <text:p text:style-name="P1"><text:tab/><text:tab/><text:tab/>printf("v");</text:p>
      <text:p text:style-name="P1"><text:tab/><text:tab/><text:tab/>roman(year-5);</text:p>
      <text:p text:style-name="P1"><text:tab/><text:tab/>}</text:p>
      <text:p text:style-name="P1"><text:tab/><text:tab/>else if(year&gt;=1){</text:p>
      <text:p text:style-name="P1"><text:tab/><text:tab/><text:tab/>printf("i");</text:p>
      <text:p text:style-name="P1"><text:tab/><text:tab/><text:tab/>roman(year-1);</text:p>
      <text:p text:style-name="P1"><text:tab/><text:tab/>} </text:p>
      <text:p text:style-name="P1"><text:tab/>}</text:p>
      <text:p text:style-name="P1">int main()</text:p>
      <text:p text:style-name="P1">{</text:p>
      <text:p text:style-name="P1"><text:tab/>int year;</text:p>
      <text:p text:style-name="P1"><text:tab/>printf("Enter the year you want to convert: \n");</text:p>
      <text:p text:style-name="P1"><text:tab/>scanf("%d",&amp;year);</text:p>
      <text:p text:style-name="P1"/>
      <text:p text:style-name="P1"><text:tab/>roman(year);</text:p>
      <text:p text:style-name="P1">}</text:p>
      <text:p text:style-name="P1"/>
      <text:p text:style-name="P3">Output:</text:p>
      <text:p text:style-name="P1">Enter the year you want to convert: </text:p>
      <text:p text:style-name="P1">1998</text:p>
      <text:p text:style-name="P1">mdcccclxxxxviii</text:p>
      <text:p text:style-name="P2"><text:soft-page-break/>Question 3</text:p>
      <text:p text:style-name="P3">Source code:</text:p>
      <text:p text:style-name="P1"/>
      <text:p text:style-name="P1">#include&lt;stdio.h&gt;</text:p>
      <text:p text:style-name="P1">#include&lt;stdlib.h&gt;</text:p>
      <text:p text:style-name="P1"/>
      <text:p text:style-name="P1">int main()</text:p>
      <text:p text:style-name="P1">{</text:p>
      <text:p text:style-name="P1"><text:tab/>int *ptr;<text:tab/>//declaration of integer pointer</text:p>
      <text:p text:style-name="P1"><text:tab/>int n;<text:tab/>//to store array limit</text:p>
      <text:p text:style-name="P1"><text:tab/>int i;<text:tab/><text:tab/>//loop counter</text:p>
      <text:p text:style-name="P1"><text:tab/>int sum;<text:tab/>//to store sum of all elements</text:p>
      <text:p text:style-name="P1"/>
      <text:p text:style-name="P1"><text:tab/>printf("Enter limit of the array: ");</text:p>
      <text:p text:style-name="P1"><text:tab/>scanf("%d",&amp;n);</text:p>
      <text:p text:style-name="P1"/>
      <text:p text:style-name="P1"><text:tab/>//declare memory dynamically</text:p>
      <text:p text:style-name="P1"><text:tab/>ptr=(int*)malloc(n*sizeof(int));</text:p>
      <text:p text:style-name="P1"/>
      <text:p text:style-name="P1"><text:tab/>//read array elements</text:p>
      <text:p text:style-name="P1"><text:tab/>for(i=0;i&lt;n;i++)</text:p>
      <text:p text:style-name="P1"><text:tab/>{</text:p>
      <text:p text:style-name="P1"><text:tab/><text:tab/>printf("Enter element %d: ",i+1);</text:p>
      <text:p text:style-name="P1"><text:tab/><text:tab/>scanf("%d",(ptr+i));</text:p>
      <text:p text:style-name="P1"><text:tab/>}</text:p>
      <text:p text:style-name="P1"/>
      <text:p text:style-name="P1"><text:tab/>//print array elements</text:p>
      <text:p text:style-name="P1"><text:tab/>printf("\nEntered <text:s/>elements are:\n");</text:p>
      <text:p text:style-name="P1"><text:tab/>for(i=0;i&lt;n;i++)</text:p>
      <text:p text:style-name="P1"><text:tab/>{</text:p>
      <text:p text:style-name="P1"><text:tab/><text:tab/>printf("%d\n",*(ptr+i));</text:p>
      <text:p text:style-name="P1"><text:tab/>}</text:p>
      <text:p text:style-name="P1"><text:tab/></text:p>
      <text:p text:style-name="P1"><text:tab/>//calculate sum of all elements</text:p>
      <text:p text:style-name="P1"><text:tab/>sum=0;<text:tab/>//assign 0 to replace garbage value</text:p>
      <text:p text:style-name="P1"><text:tab/>for(i=0;i&lt;n;i++)</text:p>
      <text:p text:style-name="P1"><text:tab/>{</text:p>
      <text:p text:style-name="P1"><text:tab/><text:tab/>sum+=*(ptr+i);</text:p>
      <text:p text:style-name="P1"><text:tab/>}</text:p>
      <text:p text:style-name="P1"><text:tab/>printf("Sum of array elements is: %d\n",sum);</text:p>
      <text:p text:style-name="P1"><text:tab/></text:p>
      <text:p text:style-name="P1"><text:tab/>//free memory</text:p>
      <text:p text:style-name="P1"><text:tab/>free(ptr);<text:tab/>//hey, don't forget to free dynamically allocated memory.</text:p>
      <text:p text:style-name="P1"><text:tab/>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utput:</text:p>
      <text:p text:style-name="P1"/>
      <text:p text:style-name="P1">Enter limit of the array: 4</text:p>
      <text:p text:style-name="P1">Enter element 1: 3</text:p>
      <text:p text:style-name="P1">Enter element 2: 12</text:p>
      <text:p text:style-name="P1">Enter element 3: 7</text:p>
      <text:p text:style-name="P1">Enter element 4: 8</text:p>
      <text:p text:style-name="P1"/>
      <text:p text:style-name="P1">Entered <text:s/>elements are:</text:p>
      <text:p text:style-name="P1">3</text:p>
      <text:p text:style-name="P1">12</text:p>
      <text:p text:style-name="P1">7</text:p>
      <text:p text:style-name="P1">8</text:p>
      <text:p text:style-name="P1">Sum of array elements is: 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09:43:12.114051972</meta:creation-date>
    <meta:generator>LibreOffice/6.0.7.3$Linux_X86_64 LibreOffice_project/00m0$Build-3</meta:generator>
    <dc:date>2020-11-25T09:48:45.444111773</dc:date>
    <meta:editing-duration>PT5M36S</meta:editing-duration>
    <meta:editing-cycles>2</meta:editing-cycles>
    <meta:document-statistic meta:table-count="0" meta:image-count="0" meta:object-count="0" meta:page-count="4" meta:paragraph-count="126" meta:word-count="341" meta:character-count="2064" meta:non-whitespace-character-count="1694"/>
  </office:meta>
</office:document-meta>
</file>